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Default"/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Default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 style:data-style-name="N2" text:time-value="0000-00-00T16:04:52.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30T16:06:48.61</dc:date>
    <meta:editing-duration>PT4H56M40S</meta:editing-duration>
    <meta:editing-cycles>60</meta:editing-cycles>
    <meta:generator>LibreOffice/3.6$Windows_x86 LibreOffice_project/932b512-69e3009-7a10e5c-fc86223-a55908</meta:generator>
    <meta:document-statistic meta:table-count="3" meta:cell-count="106" meta:object-count="0"/>
  </office:meta>
</office:document-meta>
</file>